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79cm"/>
    </style:style>
    <style:style style:name="co3" style:family="table-column">
      <style:table-column-properties fo:break-before="auto" style:column-width="15.871cm"/>
    </style:style>
    <style:style style:name="co4" style:family="table-column">
      <style:table-column-properties fo:break-before="auto" style:column-width="10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Mining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rcelorMittal</text:p>
          </table:table-cell>
          <table:table-cell office:value-type="string">
            <text:p>The world's biggest steel company and the EU's 5th largest polluter.</text:p>
          </table:table-cell>
          <table:table-cell office:value-type="string">
            <text:p>7th Floor, Berkeley Square House, Berkeley Square, London W1J 6DA, United Kingdo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ntofagasta</text:p>
          </table:table-cell>
          <table:table-cell office:value-type="string">
            <text:p>Owns the Los Pelambres mine in Chile where locals have been on hunger strike against the land grabs for the mine.</text:p>
          </table:table-cell>
          <table:table-cell office:value-type="string">
            <text:p>Cleveland House, 33 King Street, SW1Y 6RJ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HP Billiton</text:p>
          </table:table-cell>
          <table:table-cell office:value-type="string">
            <text:p>The world's largest mining company. Guilty of countless human and labour rights abuses and attacks on indigenous peoples.</text:p>
          </table:table-cell>
          <table:table-cell office:value-type="string">
            <text:p>Neathouse Pl, City of Westminster, London SW1V, United Kingdo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Eurasian Natural Resources Corporation (ENRC)</text:p>
          </table:table-cell>
          <table:table-cell office:value-type="string">
            <text:p>Global minerals exploitation outfit.</text:p>
          </table:table-cell>
          <table:table-cell office:value-type="string">
            <text:p>16 St James's St, London, Greater London SW1A 1ER, United Kingdom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GCM Resources</text:p>
          </table:table-cell>
          <table:table-cell office:value-type="string">
            <text:p>Coal mining company responsible for displacement of 200.000 people in Bangladesh.</text:p>
          </table:table-cell>
          <table:table-cell office:value-type="string">
            <text:p>2nd Floor. Foxglove House. 166-168 Piccadilly. W1J 9EF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lencore</text:p>
          </table:table-cell>
          <table:table-cell office:value-type="string">
            <text:p>World's largest commodities trading company. linked to brutal regimes and worldwide environmental and social destruction. (recently merged with Xstrata to form Glencorexstrata).</text:p>
          </table:table-cell>
          <table:table-cell office:value-type="string">
            <text:p>50 Berkeley Street. W13 8HD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onmin</text:p>
          </table:table-cell>
          <table:table-cell office:value-type="string">
            <text:p>South African mining company, owner of the Marikana mine where 34 strikers were massacred on 16 August 2012.</text:p>
          </table:table-cell>
          <table:table-cell office:value-type="string">
            <text:p>4-5 Grosvenor Place, SW1X 7Y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ata</text:p>
          </table:table-cell>
          <table:table-cell office:value-type="string">
            <text:p>Indian steel. mining and chemicals giant. linked to numerous acts of environmental destruction and violence including the 2006 police massacre of 12 protesters at the Kalinganagar steel plant.</text:p>
          </table:table-cell>
          <table:table-cell office:value-type="string">
            <text:p>18 Grosvenor Place. SW1X 7HS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Vedanta</text:p>
          </table:table-cell>
          <table:table-cell office:value-type="string">
            <text:p>India's largest mining company, infamous for massive environmental destruction and attacks on indigenous communities.</text:p>
          </table:table-cell>
          <table:table-cell office:value-type="string">
            <text:p>16 Berkeley Street, W1J 8DZ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Xstrata</text:p>
          </table:table-cell>
          <table:table-cell office:value-type="string">
            <text:p>Mining multinational connected to massive pollution, grabbing Australian aboriginal lands, and killings in Peru in 2012. (recently merged with Glencore to form Glencorexstrata).</text:p>
          </table:table-cell>
          <table:table-cell office:value-type="string">
            <text:p>1st Floor, Almack House. 26-28 King Street, SW1Y 6QW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22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22:09:40</meta:creation-date>
    <dc:date>2013-05-23T22:39:52</dc:date>
    <dc:creator>samuel </dc:creator>
    <meta:editing-duration>PT00H30M12S</meta:editing-duration>
    <meta:editing-cycles>2</meta:editing-cycles>
    <meta:generator>OpenOffice.org/3.2$Unix OpenOffice.org_project/320m19$Build-9505</meta:generator>
    <meta:document-statistic meta:table-count="3" meta:cell-count="44" meta:object-count="0"/>
  </office:meta>
</office:document-meta>
</file>